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694in" table:align="left" style:writing-mode="lr-tb"/>
    </style:style>
    <style:style style:name="Table1.A" style:family="table-column">
      <style:table-column-properties style:column-width="6.5in"/>
    </style:style>
    <style:style style:name="Table1.A1" style:family="table-cell">
      <style:table-cell-properties style:vertical-align="top" fo:padding="0.0694in" fo:border="0.0139in solid #000000"/>
    </style:style>
    <style:style style:name="Table2" style:family="table">
      <style:table-properties style:width="6.5in" fo:margin-left="0.0694in" table:align="left" style:writing-mode="lr-tb"/>
    </style:style>
    <style:style style:name="Table2.A" style:family="table-column">
      <style:table-column-properties style:column-width="6.5in"/>
    </style:style>
    <style:style style:name="Table2.A1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cccccc"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color="#cccccc" fo:font-size="12pt" style:font-size-asian="12pt" style:font-size-complex="12pt"/>
    </style:style>
    <style:style style:name="P10" style:family="paragraph" style:parent-style-name="Standard">
      <style:paragraph-properties fo:margin-left="0.5in" fo:margin-right="0in" fo:line-height="115%" fo:text-indent="0.5in" style:auto-text-indent="false" fo:break-before="auto" fo:break-after="auto" style:writing-mode="lr-tb"/>
    </style:style>
    <style:style style:name="P1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cccccc" fo:font-size="12pt" style:font-size-asian="12pt" style:font-size-complex="12pt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color="#cccccc" fo:font-size="12pt" style:font-size-asian="12pt" style:font-size-complex="12pt"/>
    </style:style>
    <style:style style:name="P15" style:family="paragraph" style:parent-style-name="Standard">
      <style:paragraph-properties fo:margin-left="0.5in" fo:margin-right="0in" fo:line-height="115%" fo:text-indent="0.5in" style:auto-text-indent="false" fo:break-before="auto" fo:break-after="auto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cccccc" fo:font-size="12pt" style:font-size-asian="12pt" style:font-size-complex="12pt"/>
    </style:style>
    <style:style style:name="T4" style:family="text">
      <style:text-properties fo:color="#cccccc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put</text:p>
      <text:p text:style-name="P2"/>
      <text:p text:style-name="P1"><text:span text:style-name="T1">When a programmer wants a user to enter data, such as the price of an item, he or she will use the \Code{</text:span><text:span text:style-name="T2">cin} object</text:span><text:span text:style-name="T1">, pronounced ``see-in'', in conjunction with \Code{&gt;&gt;}, the \Keyword{redirect operator} in the program. Let us look at the following code:</text:span></text:p>
      <text:p text:style-name="P3"/>
      <text:p text:style-name="P1"><text:span text:style-name="T3">#</text:span><text:span text:style-name="T3">include</text:span><text:span text:style-name="T3"> &lt;</text:span><text:span text:style-name="T3">iostream</text:span><text:span text:style-name="T3">&gt;</text:span></text:p>
      <text:p text:style-name="P1"><text:span text:style-name="T3">using</text:span><text:span text:style-name="T3"> </text:span><text:span text:style-name="T3">namespace</text:span><text:span text:style-name="T3"> </text:span><text:span text:style-name="T3">std</text:span><text:span text:style-name="T3">;</text:span></text:p>
      <text:p text:style-name="P1"><text:span text:style-name="T3">int</text:span><text:span text:style-name="T3"> </text:span><text:span text:style-name="T3">main</text:span><text:span text:style-name="T3">()</text:span></text:p>
      <text:p text:style-name="P5">{</text:p>
      <text:p text:style-name="P6"><text:span text:style-name="T3">int</text:span><text:span text:style-name="T3"> </text:span><text:span text:style-name="T3">x</text:span><text:span text:style-name="T3"> = 0; <text:s text:c="2"/><text:tab/><text:tab/><text:tab/><text:tab/> <text:s text:c="5"/></text:span></text:p>
      <text:p text:style-name="P6"><text:span text:style-name="T3">cout</text:span><text:span text:style-name="T3"> &lt;&lt; ”</text:span><text:span text:style-name="T3">please</text:span><text:span text:style-name="T3"> </text:span><text:span text:style-name="T3">enter</text:span><text:span text:style-name="T3"> </text:span><text:span text:style-name="T3">a</text:span><text:span text:style-name="T3"> </text:span><text:span text:style-name="T3">value</text:span><text:span text:style-name="T3"> </text:span><text:span text:style-name="T3">for</text:span><text:span text:style-name="T3"> </text:span><text:span text:style-name="T3">x</text:span><text:span text:style-name="T3">: “ &lt;&lt; </text:span><text:span text:style-name="T3">endl</text:span><text:span text:style-name="T3">; </text:span></text:p>
      <text:p text:style-name="P6"><text:span text:style-name="T1">cin</text:span><text:span text:style-name="T1"> &gt;&gt; </text:span><text:span text:style-name="T1">x</text:span><text:span text:style-name="T1">;</text:span></text:p>
      <text:p text:style-name="P6"><text:span text:style-name="T3">return</text:span><text:span text:style-name="T3"> 0;</text:span></text:p>
      <text:p text:style-name="P5">}</text:p>
      <text:p text:style-name="P4"/>
      <text:p text:style-name="P1"><text:span text:style-name="T1">When you compile and run this code, what will the output look like?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5">please</text:span><text:span text:style-name="T5"> </text:span><text:span text:style-name="T5">enter</text:span><text:span text:style-name="T5"> </text:span><text:span text:style-name="T5">a</text:span><text:span text:style-name="T5"> </text:span><text:span text:style-name="T5">value</text:span><text:span text:style-name="T5"> </text:span><text:span text:style-name="T5">for</text:span><text:span text:style-name="T5"> </text:span><text:span text:style-name="T5">x</text:span><text:span text:style-name="T5">: </text:span></text:p>
          </table:table-cell>
        </table:table-row>
      </table:table>
      <text:p text:style-name="P1"/>
      <text:p text:style-name="P1"><text:span text:style-name="T1">As a user you may want to check the value that was entered. To do this, simply add an additional \Code{cout} statement like this:</text:span></text:p>
      <text:p text:style-name="P3"/>
      <text:p text:style-name="P8"><text:span text:style-name="T3">#</text:span><text:span text:style-name="T3">include</text:span><text:span text:style-name="T3"> &lt;</text:span><text:span text:style-name="T3">iostream</text:span><text:span text:style-name="T3">&gt;</text:span></text:p>
      <text:p text:style-name="P8"><text:span text:style-name="T3">using</text:span><text:span text:style-name="T3"> </text:span><text:span text:style-name="T3">namespace</text:span><text:span text:style-name="T3"> </text:span><text:span text:style-name="T3">std</text:span><text:span text:style-name="T3">;</text:span></text:p>
      <text:p text:style-name="P8"><text:span text:style-name="T3">int</text:span><text:span text:style-name="T3"> </text:span><text:span text:style-name="T3">main</text:span><text:span text:style-name="T3">()</text:span></text:p>
      <text:p text:style-name="P9">{</text:p>
      <text:p text:style-name="P10"><text:span text:style-name="T3">int</text:span><text:span text:style-name="T3"> </text:span><text:span text:style-name="T3">x</text:span><text:span text:style-name="T3"> = 0; <text:s text:c="2"/><text:tab/><text:tab/><text:tab/><text:tab/> <text:s text:c="5"/></text:span></text:p>
      <text:p text:style-name="P10"><text:span text:style-name="T3">cout</text:span><text:span text:style-name="T3"> &lt;&lt; ”</text:span><text:span text:style-name="T3">please</text:span><text:span text:style-name="T3"> </text:span><text:span text:style-name="T3">enter</text:span><text:span text:style-name="T3"> </text:span><text:span text:style-name="T3">a</text:span><text:span text:style-name="T3"> </text:span><text:span text:style-name="T3">value</text:span><text:span text:style-name="T3"> </text:span><text:span text:style-name="T3">for</text:span><text:span text:style-name="T3"> </text:span><text:span text:style-name="T3">x</text:span><text:span text:style-name="T3">: “ &lt;&lt; </text:span><text:span text:style-name="T3">endl</text:span><text:span text:style-name="T3">; </text:span></text:p>
      <text:p text:style-name="P10"><text:span text:style-name="T1">cin</text:span><text:span text:style-name="T1"> &gt;&gt; </text:span><text:span text:style-name="T1">x</text:span><text:span text:style-name="T1">;</text:span></text:p>
      <text:p text:style-name="P10"><text:span text:style-name="T1">cout</text:span><text:span text:style-name="T1"> &lt;&lt; ”</text:span><text:span text:style-name="T1">The</text:span><text:span text:style-name="T1"> </text:span><text:span text:style-name="T1">value</text:span><text:span text:style-name="T1"> </text:span><text:span text:style-name="T1">of</text:span><text:span text:style-name="T1"> </text:span><text:span text:style-name="T1">x</text:span><text:span text:style-name="T1"> </text:span><text:span text:style-name="T1">is</text:span><text:span text:style-name="T1">: “ &lt;&lt; </text:span><text:span text:style-name="T1">x</text:span><text:span text:style-name="T1">;</text:span></text:p>
      <text:p text:style-name="P10"><text:span text:style-name="T3">return</text:span><text:span text:style-name="T3"> 0;</text:span></text:p>
      <text:p text:style-name="P9">}</text:p>
      <text:p text:style-name="P3"/>
      <text:p text:style-name="P3"/>
      <text:p text:style-name="P3"/>
      <text:p text:style-name="P3"/>
      <text:p text:style-name="P1"><text:span text:style-name="T1">The</text:span><text:span text:style-name="T1"> </text:span><text:span text:style-name="T1">output</text:span><text:span text:style-name="T1"> </text:span><text:span text:style-name="T1">of</text:span><text:span text:style-name="T1"> </text:span><text:span text:style-name="T1">this</text:span><text:span text:style-name="T1"> </text:span><text:span text:style-name="T1">code</text:span><text:span text:style-name="T1"> </text:span><text:span text:style-name="T1">is</text:span><text:span text:style-name="T1">:</text:span></text:p>
      <text:p text:style-name="P3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"><text:span text:style-name="T5">please</text:span><text:span text:style-name="T5"> </text:span><text:span text:style-name="T5">enter</text:span><text:span text:style-name="T5"> </text:span><text:span text:style-name="T5">a</text:span><text:span text:style-name="T5"> </text:span><text:span text:style-name="T5">value</text:span><text:span text:style-name="T5"> </text:span><text:span text:style-name="T5">for</text:span><text:span text:style-name="T5"> </text:span><text:span text:style-name="T5">x</text:span><text:span text:style-name="T5">: </text:span></text:p>
            <text:p text:style-name="P7"><text:span text:style-name="T4">//</text:span><text:span text:style-name="T4">user</text:span><text:span text:style-name="T4"> </text:span><text:span text:style-name="T4">enters</text:span><text:span text:style-name="T4"> </text:span><text:span text:style-name="T4">a</text:span><text:span text:style-name="T4"> </text:span><text:span text:style-name="T4">value</text:span><text:span text:style-name="T4"> </text:span><text:span text:style-name="T4">of</text:span><text:span text:style-name="T4"> 1 </text:span><text:span text:style-name="T4">for</text:span><text:span text:style-name="T4"> </text:span><text:span text:style-name="T4">x</text:span></text:p>
            <text:p text:style-name="P7"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x</text:span><text:span text:style-name="T5"> </text:span><text:span text:style-name="T5">is</text:span><text:span text:style-name="T5">: 1</text:span></text:p>
          </table:table-cell>
        </table:table-row>
      </table:table>
      <text:p text:style-name="P1"/>
      <text:p text:style-name="P1"><text:span text:style-name="T1">As you can see the value entered is the one displayed. This can become a very useful technique in troubleshooting the values of variables throughout a program. Do not be afraid to insert additional \Code{cout} statements throughout a program to check the values of variables when debugging. This can help in the debugging process and speed up catching errors. </text:span></text:p>
      <text:p text:style-name="P3"/>
      <text:p text:style-name="P1"><text:span text:style-name="T1">If you want to have a user input more than one value, just repeat the code for each individual variable:</text:span></text:p>
      <text:p text:style-name="P5"/>
      <text:p text:style-name="P8"><text:span text:style-name="T3">#</text:span><text:span text:style-name="T3">include</text:span><text:span text:style-name="T3"> &lt;</text:span><text:span text:style-name="T3">iostream</text:span><text:span text:style-name="T3">&gt;</text:span></text:p>
      <text:p text:style-name="P8"><text:span text:style-name="T3">using</text:span><text:span text:style-name="T3"> </text:span><text:span text:style-name="T3">namespace</text:span><text:span text:style-name="T3"> </text:span><text:span text:style-name="T3">std</text:span><text:span text:style-name="T3">;</text:span></text:p>
      <text:p text:style-name="P8"><text:span text:style-name="T3">int</text:span><text:span text:style-name="T3"> </text:span><text:span text:style-name="T3">main</text:span><text:span text:style-name="T3">()</text:span></text:p>
      <text:p text:style-name="P9">{</text:p>
      <text:p text:style-name="P9"/>
      <text:p text:style-name="P10"><text:span text:style-name="T3">int</text:span><text:span text:style-name="T3"> </text:span><text:span text:style-name="T3">x</text:span><text:span text:style-name="T3"> = 0;</text:span></text:p>
      <text:p text:style-name="P10"><text:span text:style-name="T3">int</text:span><text:span text:style-name="T3"> </text:span><text:span text:style-name="T3">y</text:span><text:span text:style-name="T3"> = 0;</text:span></text:p>
      <text:p text:style-name="P9"/>
      <text:p text:style-name="P10"><text:span text:style-name="T3">cout</text:span><text:span text:style-name="T3"> &lt;&lt; "</text:span><text:span text:style-name="T3">please</text:span><text:span text:style-name="T3"> </text:span><text:span text:style-name="T3">enter</text:span><text:span text:style-name="T3"> </text:span><text:span text:style-name="T3">a</text:span><text:span text:style-name="T3"> </text:span><text:span text:style-name="T3">value</text:span><text:span text:style-name="T3"> </text:span><text:span text:style-name="T3">for</text:span><text:span text:style-name="T3"> </text:span><text:span text:style-name="T3">x</text:span><text:span text:style-name="T3">: " &lt;&lt; </text:span><text:span text:style-name="T3">endl</text:span><text:span text:style-name="T3">;</text:span></text:p>
      <text:p text:style-name="P10"><text:span text:style-name="T1">cin</text:span><text:span text:style-name="T1"> &gt;&gt; </text:span><text:span text:style-name="T1">x</text:span><text:span text:style-name="T1">;</text:span></text:p>
      <text:p text:style-name="P10"><text:span text:style-name="T3">cout</text:span><text:span text:style-name="T3"> &lt;&lt; "</text:span><text:span text:style-name="T3">please</text:span><text:span text:style-name="T3"> </text:span><text:span text:style-name="T3">enter</text:span><text:span text:style-name="T3"> </text:span><text:span text:style-name="T3">a</text:span><text:span text:style-name="T3"> </text:span><text:span text:style-name="T3">value</text:span><text:span text:style-name="T3"> </text:span><text:span text:style-name="T3">for</text:span><text:span text:style-name="T3"> </text:span><text:span text:style-name="T3">y</text:span><text:span text:style-name="T3">: " &lt;&lt; </text:span><text:span text:style-name="T3">endl</text:span><text:span text:style-name="T3">;</text:span></text:p>
      <text:p text:style-name="P10"><text:span text:style-name="T1">cin</text:span><text:span text:style-name="T1"> &gt;&gt; </text:span><text:span text:style-name="T1">y</text:span><text:span text:style-name="T1">;</text:span></text:p>
      <text:p text:style-name="P10"><text:span text:style-name="T3">cout</text:span><text:span text:style-name="T3"> &lt;&lt; "</text:span><text:span text:style-name="T3">the</text:span><text:span text:style-name="T3"> </text:span><text:span text:style-name="T3">value</text:span><text:span text:style-name="T3"> </text:span><text:span text:style-name="T3">of</text:span><text:span text:style-name="T3"> </text:span><text:span text:style-name="T3">x</text:span><text:span text:style-name="T3"> </text:span><text:span text:style-name="T3">is</text:span><text:span text:style-name="T3">: " &lt;&lt; </text:span><text:span text:style-name="T3">x</text:span><text:span text:style-name="T3"> &lt;&lt; </text:span><text:span text:style-name="T3">endl</text:span><text:span text:style-name="T3">;</text:span></text:p>
      <text:p text:style-name="P10"><text:span text:style-name="T3">cout</text:span><text:span text:style-name="T3"> &lt;&lt; "</text:span><text:span text:style-name="T3">the</text:span><text:span text:style-name="T3"> </text:span><text:span text:style-name="T3">value</text:span><text:span text:style-name="T3"> </text:span><text:span text:style-name="T3">of</text:span><text:span text:style-name="T3"> </text:span><text:span text:style-name="T3">y</text:span><text:span text:style-name="T3"> </text:span><text:span text:style-name="T3">is</text:span><text:span text:style-name="T3">: " &lt;&lt; </text:span><text:span text:style-name="T3">y</text:span><text:span text:style-name="T3"> &lt;&lt; </text:span><text:span text:style-name="T3">endl</text:span><text:span text:style-name="T3">;</text:span></text:p>
      <text:p text:style-name="P10"><text:span text:style-name="T3">return</text:span><text:span text:style-name="T3"> 0;</text:span></text:p>
      <text:p text:style-name="P9">}</text:p>
      <text:p text:style-name="P3"/>
      <text:p text:style-name="P1"><text:span text:style-name="T1">We can’t always trust that the user will input the correct data into a variable. For example, if a user was prompted to input an age into a variable of type \Code{int}, but the user typed the character \Code{z}, the program would not behave properly because the user entered the wrong data type. We can check for this by using the \Code{cin.fail() } function in a conditional statement. Look at the following code:</text:span></text:p>
      <text:p text:style-name="P3"/>
      <text:p text:style-name="P5"/>
      <text:p text:style-name="P5"/>
      <text:p text:style-name="P8"><text:span text:style-name="T3">#</text:span><text:span text:style-name="T3">include</text:span><text:span text:style-name="T3"> &lt;</text:span><text:span text:style-name="T3">iostream</text:span><text:span text:style-name="T3">&gt;</text:span></text:p>
      <text:p text:style-name="P8"><text:span text:style-name="T3">using</text:span><text:span text:style-name="T3"> </text:span><text:span text:style-name="T3">namespace</text:span><text:span text:style-name="T3"> </text:span><text:span text:style-name="T3">std</text:span><text:span text:style-name="T3">;</text:span></text:p>
      <text:p text:style-name="P8"><text:soft-page-break/><text:span text:style-name="T3">int</text:span><text:span text:style-name="T3"> </text:span><text:span text:style-name="T3">main</text:span><text:span text:style-name="T3">()</text:span></text:p>
      <text:p text:style-name="P9">{</text:p>
      <text:p text:style-name="P9"/>
      <text:p text:style-name="P10"><text:span text:style-name="T3">int</text:span><text:span text:style-name="T3"> </text:span><text:span text:style-name="T3">x</text:span><text:span text:style-name="T3"> = 0;</text:span></text:p>
      <text:p text:style-name="P10"><text:span text:style-name="T3">int</text:span><text:span text:style-name="T3"> </text:span><text:span text:style-name="T3">y</text:span><text:span text:style-name="T3"> = 0;</text:span></text:p>
      <text:p text:style-name="P9"/>
      <text:p text:style-name="P10"><text:span text:style-name="T3">cout</text:span><text:span text:style-name="T3"> &lt;&lt; "</text:span><text:span text:style-name="T3">please</text:span><text:span text:style-name="T3"> </text:span><text:span text:style-name="T3">enter</text:span><text:span text:style-name="T3"> </text:span><text:span text:style-name="T3">a</text:span><text:span text:style-name="T3"> </text:span><text:span text:style-name="T3">value</text:span><text:span text:style-name="T3"> </text:span><text:span text:style-name="T3">for</text:span><text:span text:style-name="T3"> </text:span><text:span text:style-name="T3">x</text:span><text:span text:style-name="T3">: " &lt;&lt; </text:span><text:span text:style-name="T3">endl</text:span><text:span text:style-name="T3">;</text:span></text:p>
      <text:p text:style-name="P10"><text:span text:style-name="T1">cin</text:span><text:span text:style-name="T1"> &gt;&gt; </text:span><text:span text:style-name="T1">x</text:span><text:span text:style-name="T1">;</text:span></text:p>
      <text:p text:style-name="P10"><text:span text:style-name="T1">if</text:span><text:span text:style-name="T1"> (</text:span><text:span text:style-name="T1">cin</text:span><text:span text:style-name="T1">.</text:span><text:span text:style-name="T1">fail</text:span><text:span text:style-name="T1">())</text:span></text:p>
      <text:p text:style-name="P15">{</text:p>
      <text:p text:style-name="P10"><text:span text:style-name="T1"><text:tab/></text:span><text:span text:style-name="T1">cout</text:span><text:span text:style-name="T1"> &lt;&lt; “</text:span><text:span text:style-name="T1">That</text:span><text:span text:style-name="T1"> </text:span><text:span text:style-name="T1">is</text:span><text:span text:style-name="T1"> </text:span><text:span text:style-name="T1">not</text:span><text:span text:style-name="T1"> </text:span><text:span text:style-name="T1">a</text:span><text:span text:style-name="T1"> </text:span><text:span text:style-name="T1">valid</text:span><text:span text:style-name="T1"> </text:span><text:span text:style-name="T1">data</text:span><text:span text:style-name="T1"> </text:span><text:span text:style-name="T1">type</text:span><text:span text:style-name="T1">!”;</text:span></text:p>
      <text:p text:style-name="P15">}</text:p>
      <text:p text:style-name="P9">}</text:p>
      <text:p text:style-name="P9"/>
      <text:p text:style-name="P3"/>
      <text:p text:style-name="P1"><text:span text:style-name="T1">This introduction to \Code{</text:span><text:span text:style-name="T2">cin} </text:span><text:span text:style-name="T1">statements is only the beginning. They will get slightly more complicated after we introduce strings, arrays, and overloaded operators, but that is nothing to worry about now. </text:span></text:p>
      <text:p text:style-name="P3"/>
      <text:p text:style-name="P3"/>
      <text:p text:style-name="P13">References</text:p>
      <text:p text:style-name="P3"/>
      <text:p text:style-name="P1"><text:span text:style-name="T1">1. </text:span><text:a xlink:type="simple" xlink:href="http://www.cplusplus.com/reference/iolibrary"><text:span text:style-name="T6">http</text:span></text:a><text:a xlink:type="simple" xlink:href="http://www.cplusplus.com/reference/iolibrary"><text:span text:style-name="T6">://</text:span></text:a><text:a xlink:type="simple" xlink:href="http://www.cplusplus.com/reference/iolibrary"><text:span text:style-name="T6">www</text:span></text:a><text:a xlink:type="simple" xlink:href="http://www.cplusplus.com/reference/iolibrary"><text:span text:style-name="T6">.</text:span></text:a><text:a xlink:type="simple" xlink:href="http://www.cplusplus.com/reference/iolibrary"><text:span text:style-name="T6">cplusplus</text:span></text:a><text:a xlink:type="simple" xlink:href="http://www.cplusplus.com/reference/iolibrary"><text:span text:style-name="T6">.</text:span></text:a><text:a xlink:type="simple" xlink:href="http://www.cplusplus.com/reference/iolibrary"><text:span text:style-name="T6">com</text:span></text:a><text:a xlink:type="simple" xlink:href="http://www.cplusplus.com/reference/iolibrary"><text:span text:style-name="T6">/</text:span></text:a><text:a xlink:type="simple" xlink:href="http://www.cplusplus.com/reference/iolibrary"><text:span text:style-name="T6">reference</text:span></text:a><text:a xlink:type="simple" xlink:href="http://www.cplusplus.com/reference/iolibrary"><text:span text:style-name="T6">/</text:span></text:a><text:a xlink:type="simple" xlink:href="http://www.cplusplus.com/reference/iolibrary"><text:span text:style-name="T6">iolibrary</text:span></text:a></text:p>
      <text:p text:style-name="P1"><text:span text:style-name="T1">2. </text:span><text:a xlink:type="simple" xlink:href="http://www.cplusplus.com/doc/tutorial/basic_io/"><text:span text:style-name="T6">http</text:span></text:a><text:a xlink:type="simple" xlink:href="http://www.cplusplus.com/doc/tutorial/basic_io/"><text:span text:style-name="T6">://</text:span></text:a><text:a xlink:type="simple" xlink:href="http://www.cplusplus.com/doc/tutorial/basic_io/"><text:span text:style-name="T6">www</text:span></text:a><text:a xlink:type="simple" xlink:href="http://www.cplusplus.com/doc/tutorial/basic_io/"><text:span text:style-name="T6">.</text:span></text:a><text:a xlink:type="simple" xlink:href="http://www.cplusplus.com/doc/tutorial/basic_io/"><text:span text:style-name="T6">cplusplus</text:span></text:a><text:a xlink:type="simple" xlink:href="http://www.cplusplus.com/doc/tutorial/basic_io/"><text:span text:style-name="T6">.</text:span></text:a><text:a xlink:type="simple" xlink:href="http://www.cplusplus.com/doc/tutorial/basic_io/"><text:span text:style-name="T6">com</text:span></text:a><text:a xlink:type="simple" xlink:href="http://www.cplusplus.com/doc/tutorial/basic_io/"><text:span text:style-name="T6">/</text:span></text:a><text:a xlink:type="simple" xlink:href="http://www.cplusplus.com/doc/tutorial/basic_io/"><text:span text:style-name="T6">doc</text:span></text:a><text:a xlink:type="simple" xlink:href="http://www.cplusplus.com/doc/tutorial/basic_io/"><text:span text:style-name="T6">/</text:span></text:a><text:a xlink:type="simple" xlink:href="http://www.cplusplus.com/doc/tutorial/basic_io/"><text:span text:style-name="T6">tutorial</text:span></text:a><text:a xlink:type="simple" xlink:href="http://www.cplusplus.com/doc/tutorial/basic_io/"><text:span text:style-name="T6">/</text:span></text:a><text:a xlink:type="simple" xlink:href="http://www.cplusplus.com/doc/tutorial/basic_io/"><text:span text:style-name="T6">basic</text:span></text:a><text:a xlink:type="simple" xlink:href="http://www.cplusplus.com/doc/tutorial/basic_io/"><text:span text:style-name="T6">_</text:span></text:a><text:a xlink:type="simple" xlink:href="http://www.cplusplus.com/doc/tutorial/basic_io/"><text:span text:style-name="T6">io</text:span>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dc:creator>Jeremy Hansen</dc:creator>
    <meta:editing-cycles>2</meta:editing-cycles>
    <meta:document-statistic meta:table-count="2" meta:image-count="0" meta:object-count="0" meta:page-count="3" meta:paragraph-count="62" meta:word-count="484" meta:character-count="2561"/>
    <dc:date>2013-07-30T22:21:06.79</dc:date>
    <meta:editing-duration>PT32M55S</meta:editing-duration>
  </office:meta>
</office:document-meta>
</file>